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7.0pt" fo:color="#000000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yberSecu FLAGs:</text:span></text:p>
      <text:p text:style-name="P1"><text:span text:style-name="T1"/></text:p>
      <text:p text:style-name="P1"><text:span text:style-name="T1">FLAG{Bienvenue_au_challenge}</text:span></text:p>
      <text:p text:style-name="P1"><text:span text:style-name="T1"/></text:p>
      <text:p text:style-name="P1"><text:span text:style-name="T1">FLAG{En-tete_cache_trouvée)</text:span></text:p>
      <text:p text:style-name="P1"><text:span text:style-name="T1"/></text:p>
      <text:p text:style-name="P1"><text:span text:style-name="T2">FLAG chiffré: IODJ{FUBSWR_HVW_DPXVDQW} —&gt; alphabet +3 (Caesar key)</text:span></text:p>
      <text:p text:style-name="P1"><text:span text:style-name="T2">FLAG{CRYPTO_EST_AMUSANT}</text:span></text:p>
      <text:p text:style-name="P1"><text:span text:style-name="T2"/></text:p>
      <text:p text:style-name="P2">FLAG{Partie_De_Curl}</text:p>
      <text:p text:style-name="P1"><text:span text:style-name="T2"/></text:p>
      <text:p text:style-name="P1"><text:span text:style-name="T2"/></text:p>
      <text:p text:style-name="P1"><text:span text:style-name="T2">1</text:span></text:p>
      <text:p text:style-name="P1"><text:span text:style-name="T2">FLAG{Pa</text:span></text:p>
      <text:p text:style-name="P1"><text:span text:style-name="T2">2</text:span></text:p>
      <text:p text:style-name="P1"><text:span text:style-name="T2">rtie_</text:span></text:p>
      <text:p text:style-name="P1"><text:span text:style-name="T2">3</text:span></text:p>
      <text:p text:style-name="P1"><text:span text:style-name="T2">DE_</text:span></text:p>
      <text:p text:style-name="P1"><text:span text:style-name="T2"/></text:p>
      <text:p text:style-name="P1"><text:span text:style-name="T2"/></text:p>
      <text:p text:style-name="P2"><text:span text:style-name="T3">X-Partie-4-Flag</text:span>: Curl} Vous avez fini après cela</text:p>
      <text:p text:style-name="P2"><text:span text:style-name="T3">X-Partie-2-Flag</text:span>: rtie_</text:p>
      <text:p text:style-name="P2"><text:span text:style-name="T3">X-Partie-1-Flag</text:span>: FLAG{Pa</text:p>
      <text:p text:style-name="P2"><text:span text:style-name="T3">X-Partie-3-Flag</text:span>: De_</text:p>
      <text:p text:style-name="P2"/>
      <text:p text:style-name="P2"/>
      <text:p text:style-name="P2"/>
      <text:p text:style-name="P2">FLAG{Partie_De_Cur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2</meta:generator>
  </office:meta>
</office:document-meta>
</file>